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T1" style:family="text">
      <style:text-properties officeooo:rsid="0004f36d"/>
    </style:style>
    <style:style style:name="T2" style:family="text">
      <style:text-properties officeooo:rsid="00063f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635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34cm" fo:text-indent="-0.635cm" fo:margin-left="2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ва основных типа переменных в статистике - качественные и количественные.</text:p>
      <text:p text:style-name="P1"/>
      <text:p text:style-name="P1">Типы переменных</text:p>
      <text:p text:style-name="P1"/>
      <text:list xml:id="list1624451881" text:style-name="L1">
        <text:list-item>
          <text:p text:style-name="P2">Количественные – измеряемое (например, рост):</text:p>
          <text:list>
            <text:list-item>
              <text:p text:style-name="P2">Непрерывные – переменная принимает любое значение на определенном промежутке <text:span text:style-name="T1">(между 0 и 1 неограниченное множество значений)</text:span>;</text:p>
            </text:list-item>
            <text:list-item>
              <text:p text:style-name="P2">Дискретные – только определенные значения (3.5 ребенка в семье не будет).</text:p>
            </text:list-item>
          </text:list>
        </text:list-item>
        <text:list-item>
          <text:p text:style-name="P2">Номинативные (качественные) – разделение испытуемых на группы, цифры как маркеры (например: 1 — женщины, 2 – мужчины). Цифры как имена групп, не для расчетов.</text:p>
        </text:list-item>
        <text:list-item>
          <text:p text:style-name="P2">Ранговые – похоже на номинативные, только возможны сравнения (быстрее \ медленнее и т.п.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6-24T13:36:52.634004334</dc:date>
    <meta:editing-duration>PT1M29S</meta:editing-duration>
    <meta:editing-cycles>4</meta:editing-cycles>
    <dc:creator>Толмачев Павел</dc:creator>
    <meta:document-statistic meta:table-count="0" meta:image-count="0" meta:object-count="0" meta:page-count="1" meta:paragraph-count="7" meta:word-count="79" meta:character-count="584" meta:non-whitespace-character-count="510"/>
  </office:meta>
</office:document-meta>
</file>